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8866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F117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LOW_RESOURCES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LOW_RESOURCES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LOW_RESOURCES.AA117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LOW_RESOURCES.AF75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LOW_RESOURCES.AI75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4" office:value-type="string" calcext:value-type="string">
            <text:p>2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1" office:value-type="string" calcext:value-type="string">
            <text:p>GOL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 office:value-type="string" calcext:value-type="string">
            <text:p>P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table:number-columns-repeated="2"/>
          <table:table-cell table:style-name="ce23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11" office:value-type="string" calcext:value-type="string">
            <text:p>26,4,4,10</text:p>
          </table:table-cell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1" office:value-type="string" calcext:value-type="string">
            <text:p>ON_GRI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 office:value-type="string" calcext:value-type="string">
            <text:p>P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23"/>
          <table:table-cell table:style-name="ce11"/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1" office:value-type="string" calcext:value-type="string">
            <text:p>GOL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/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table:number-columns-repeated="2"/>
          <table:table-cell table:style-name="ce23" table:formula="of:=COM.MICROSOFT.TEXTJOIN(&quot;,&quot;;1;[.$A$5];[.$A$20];[.$A$21];[.$A$45];[.$A$47])" office:value-type="string" office:string-value="1,16,17,41,43" calcext:value-type="string">
            <text:p>1,16,17,41,43</text:p>
          </table:table-cell>
          <table:table-cell table:style-name="ce11" office:value-type="string" calcext:value-type="string">
            <text:p>26,4,4,10,5</text:p>
          </table:table-cell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])" office:value-type="string" office:string-value="1,49" calcext:value-type="string">
            <text:p>1,49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:.$A$54])" office:value-type="string" office:string-value="1,49,50" calcext:value-type="string">
            <text:p>1,49,50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:.$A$55])" office:value-type="string" office:string-value="1,49,50,51" calcext:value-type="string">
            <text:p>1,49,50,51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0])" office:value-type="string" office:string-value="55,56" calcext:value-type="string">
            <text:p>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1])" office:value-type="string" office:string-value="55,56,57" calcext:value-type="string">
            <text:p>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2])" office:value-type="string" office:string-value="55,56,57,58" calcext:value-type="string">
            <text:p>55,56,57,58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3])" office:value-type="string" office:string-value="55,56,57,58,59" calcext:value-type="string">
            <text:p>55,56,57,58,59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5])" office:value-type="string" office:string-value="61" calcext:value-type="string">
            <text:p>6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9"/>
          <table:table-cell table:style-name="ce4"/>
          <table:table-cell table:style-name="ce19" table:formula="of:=COM.MICROSOFT.TEXTJOIN(&quot;,&quot;;1;[.$A$5];[.$A$68])" office:value-type="string" office:string-value="1,64" calcext:value-type="string">
            <text:p>1,64</text:p>
          </table:table-cell>
          <table:table-cell table:style-name="ce4" office:value-type="string" calcext:value-type="string">
            <text:p>40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;[.$A$72])" office:value-type="string" office:string-value="1,68" calcext:value-type="string">
            <text:p>1,68</text:p>
          </table:table-cell>
          <table:table-cell table:style-name="ce4" office:value-type="string" calcext:value-type="string">
            <text:p>3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5])" office:value-type="string" office:string-value="1,71" calcext:value-type="string">
            <text:p>1,7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5];[.$A$76])" office:value-type="string" office:string-value="1,71,72" calcext:value-type="string">
            <text:p>1,71,72</text:p>
          </table:table-cell>
          <table:table-cell table:style-name="ce4" office:value-type="string" calcext:value-type="string">
            <text:p>8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5];[.$A$76])" office:value-type="string" office:string-value="1,71,72" calcext:value-type="string">
            <text:p>1,71,72</text:p>
          </table:table-cell>
          <table:table-cell table:style-name="ce4" office:value-type="string" calcext:value-type="string">
            <text:p>6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7];[.$A$79])" office:value-type="string" office:string-value="1,73,75" calcext:value-type="string">
            <text:p>1,73,75</text:p>
          </table:table-cell>
          <table:table-cell table:style-name="ce4" office:value-type="string" calcext:value-type="string">
            <text:p>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9];[.$A$80])" office:value-type="string" office:string-value="1,75,76" calcext:value-type="string">
            <text:p>1,75,76</text:p>
          </table:table-cell>
          <table:table-cell table:style-name="ce4" office:value-type="string" calcext:value-type="string">
            <text:p>14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8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9];[.$A$80:.$A$81])" office:value-type="string" office:string-value="1,75,76,77" calcext:value-type="string">
            <text:p>1,75,76,77</text:p>
          </table:table-cell>
          <table:table-cell table:style-name="ce4" office:value-type="string" calcext:value-type="string">
            <text:p>1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])" office:value-type="string" office:string-value="37" calcext:value-type="string">
            <text:p>37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2])" office:value-type="string" office:string-value="37,38" calcext:value-type="string">
            <text:p>37,38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3])" office:value-type="string" office:string-value="37,38,39" calcext:value-type="string">
            <text:p>37,38,39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1" office:value-type="string" calcext:value-type="string">
            <text:p>GOL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 office:value-type="string" calcext:value-type="string">
            <text:p>P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table:number-columns-repeated="2"/>
          <table:table-cell table:style-name="ce23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11" office:value-type="string" calcext:value-type="string">
            <text:p>26,4,4,10</text:p>
          </table:table-cell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1" office:value-type="string" calcext:value-type="string">
            <text:p>ON_GRI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 office:value-type="string" calcext:value-type="string">
            <text:p>P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23"/>
          <table:table-cell table:style-name="ce11"/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1" office:value-type="string" calcext:value-type="string">
            <text:p>GOLD</text:p>
          </table:table-cell>
          <table:table-cell table:style-name="ce18" table:number-columns-repeated="3"/>
          <table:table-cell table:style-name="ce18" table:content-validation-name="val1" office:value-type="string" calcext:value-type="string">
            <text:p>Neutral Gaia Convertible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00" calcext:value-type="float">
            <text:p>700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table:content-validation-name="val3" office:value-type="string" calcext:value-type="string">
            <text:p>Tight</text:p>
          </table:table-cell>
          <table:table-cell table:style-name="ce18" table:content-validation-name="val4" office:value-type="string" calcext:value-type="string">
            <text:p>Map Size</text:p>
          </table:table-cell>
          <table:table-cell table:style-name="ce11"/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table:number-columns-repeated="2"/>
          <table:table-cell table:style-name="ce23" table:formula="of:=COM.MICROSOFT.TEXTJOIN(&quot;,&quot;;1;[.$A$5];[.$A$20];[.$A$21];[.$A$45];[.$A$47])" office:value-type="string" office:string-value="1,16,17,41,43" calcext:value-type="string">
            <text:p>1,16,17,41,43</text:p>
          </table:table-cell>
          <table:table-cell table:style-name="ce11" office:value-type="string" calcext:value-type="string">
            <text:p>26,4,4,10,5</text:p>
          </table:table-cell>
          <table:table-cell table:style-name="ce1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])" office:value-type="string" office:string-value="1,49" calcext:value-type="string">
            <text:p>1,49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:.$A$54])" office:value-type="string" office:string-value="1,49,50" calcext:value-type="string">
            <text:p>1,49,50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3:.$A$55])" office:value-type="string" office:string-value="1,49,50,51" calcext:value-type="string">
            <text:p>1,49,50,51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0])" office:value-type="string" office:string-value="55,56" calcext:value-type="string">
            <text:p>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1])" office:value-type="string" office:string-value="55,56,57" calcext:value-type="string">
            <text:p>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2])" office:value-type="string" office:string-value="55,56,57,58" calcext:value-type="string">
            <text:p>55,56,57,58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9:.$A$63])" office:value-type="string" office:string-value="55,56,57,58,59" calcext:value-type="string">
            <text:p>55,56,57,58,59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5])" office:value-type="string" office:string-value="61" calcext:value-type="string">
            <text:p>6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5"/>
          <table:table-cell table:style-name="ce4"/>
          <table:table-cell table:style-name="ce19" table:formula="of:=COM.MICROSOFT.TEXTJOIN(&quot;,&quot;;1;[.$A$68])" office:value-type="string" office:string-value="64" calcext:value-type="string">
            <text:p>64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9" table:formula="of:=COM.MICROSOFT.TEXTJOIN(&quot;,&quot;;1;[.$A$72])" office:value-type="string" office:string-value="68" calcext:value-type="string">
            <text:p>68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OX_WAG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;[.$A$38])" office:value-type="string" office:string-value="16,17,34" calcext:value-type="string">
            <text:p>16,17,34</text:p>
          </table:table-cell>
          <table:table-cell table:style-name="ce4" office:value-type="string" calcext:value-type="string">
            <text:p>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NOMAD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7:24:19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20:20:19.473000000</dc:date>
    <meta:editing-duration>P21DT6H13M47S</meta:editing-duration>
    <meta:editing-cycles>623</meta:editing-cycles>
    <meta:generator>LibreOffice/7.1.3.2$Windows_X86_64 LibreOffice_project/47f78053abe362b9384784d31a6e56f8511eb1c1</meta:generator>
    <meta:document-statistic meta:table-count="2" meta:cell-count="2163" meta:object-count="0"/>
  </office:meta>
</office:document-meta>
</file>